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6" style:family="paragraph" style:parent-style-name="Heading_20_1" style:master-page-name="First_20_Page">
      <style:paragraph-properties style:page-number="auto"/>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ent-style-name="Standard" style:master-page-name="First_20_Page">
      <style:paragraph-properties style:page-number="auto"/>
    </style:style>
    <style:style style:name="P20" style:family="paragraph" style:parent-style-name="Standard" style:list-style-name="L1"/>
    <style:style style:name="P21" style:family="paragraph">
      <style:paragraph-properties style:writing-mode="lr-tb"/>
      <style:text-properties style:font-name="Times New Roman1" fo:font-size="1pt" style:font-name-asian="Times New Roman1" style:font-name-complex="Times New Roman1"/>
    </style:style>
    <style:style style:name="P22" style:family="paragraph">
      <style:paragraph-properties style:writing-mode="lr-tb"/>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28800080" text:id="ct528800080">
          <text:insertion>
            <office:change-info>
              <dc:creator>Bob Jacobsen</dc:creator>
              <dc:date>2010-10-08T18:16:00</dc:date>
            </office:change-info>
          </text:insertion>
        </text:changed-region>
        <text:changed-region xml:id="ct527916656" text:id="ct527916656">
          <text:deletion>
            <office:change-info>
              <dc:creator>Bob Jacobsen</dc:creator>
              <dc:date>2010-10-08T18:13: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508402104"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change-start text:change-id="ct528800080"/>Introduction</text:h>
      <text:p text:style-name="Standard">This explanatory note contains informative discussion and background for the corresponding “OpenLCB Datagram Transport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References and Context</text:h>
      <text:p text:style-name="Standard"> </text:p>
      <text:p text:style-name="Standard"/>
      <text:p text:style-name="Standard">Below this is just the content of the Datagram development doc right now.</text:p>
      <text:p text:style-name="Standard"> </text:p>
      <text:p text:style-name="Standard">Some wire protocols can support only very short packets/frames, e.g. CAN with a limited header and data payload. As OpenLCB evolves, it will inevitably need messages larger than that. Streaming provides a very large payload, at some cost in setup time and complexity. "Datagram Support" is in between "small enough to always be atomic" and "large enough to justify streaming overhead".</text:p>
      <text:p text:style-name="Standard">This note is a working draft proposal.</text:p>
      <text:h text:style-name="Heading_20_1" text:outline-level="1">Use Cases</text:h>
      <text:p text:style-name="Standard">Configuration: Simple one-value reads and writes of configuration data are one-to-one operations that need to exchange 4-8-16-32 bytes of data.</text:p>
      <text:p text:style-name="Standard">External-network control: If the OpenLCB net is attached to single external networks, e.g. a DCC or LocoNet system, one-to-one transmission can be used to exchange native commands. E.g. “Send the following LocoNet message” may need to be up to 18 bytes long with current LocoNet definitions. Communcation to LocoNet/DCC/etc can be one-to-one to insure communications; return messages can be many one-to-one to listeners, but there's also a need for one-to-many or broadcast which is not addressed here.</text:p>
      <text:p text:style-name="Standard"><text:soft-page-break/>RFID tags carry 40 (vs 64, and need to plan for future growth) bits of payload. Adding in some status and location information, reporting a RFID tag requires a 8-16 byte payload, and that's likely to grow in the future.</text:p>
      <text:h text:style-name="Heading_20_1" text:outline-level="1">Discussion</text:h>
      <text:p text:style-name="Standard">Datagrams are a one-to-one connection between nodes. They have a source address and a single destination address, and only have to be delivered to that single destination. Delivery is guaranteed if the destination node is active, initialized and reachable, but it's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As a balance between these, and to optimize certain layouts on CAN links, a size of 72 bytes has been selected.</text:p>
      <text:p text:style-name="Standard">At the low end, datagrams should go all the way down to zero bytes, because they are distinct from Events.</text:p>
      <text:p text:style-name="Standard">The datagram protocol doesn't need error correction, because OpenLCB is based only on reliable links. CAN, TCP/IP, etc, handle their own error conditions. The datagram protocol needs flow control and synchronization, however, as a small node might not have resources to accumulate a large number of datagrams that are arriving in an interleaved order. In order for the sending node to know it can free its buffer holding the transmitted message, there needs to be an “received OK, acknowledged” reply. In this case, “reliable transport” just refers to a lack of content and order errors, not that messages always end up effective at the remote destination.</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We're relying on CAN not reordering frames, even in the presence of error recovery. That's needed in any case for streams, which are so large that complete internal buffering cannot be assumed.</text:p>
      <text:h text:style-name="Heading_20_1" text:outline-level="1">Base Protocol Proposal</text:h>
      <text:p text:style-name="Standard">In the base protocol a datagram is just a single short message containing the Datagram MTI and the data byte(s). There is a convention for a data format indicator at the start of the data bytes, see below.</text:p>
      <text:p text:style-name="Standard">Once the datagram has been successfully received, the receiving node replies to the original source node with a “Datagram Acknowledged” message. Note that the node is not required to examine or process the datagram before replying; execution errors that happen later must be signaled using another protocol.</text:p>
      <text:p text:style-name="Standard"><text:soft-page-break/>Instead of “Datagram Acknowledged”, the receiving node may return a “Datagram Rejected” message tagged to represent exactly one of several conditions:</text:p>
      <text:p text:style-name="Standard">“Permanent error” - This node does not process datagrams, will not accept a datagram from this source, or for some other reason will not ever be able to accept this datagram. The datagram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Datagram” - something made the datagram improper, such as longer than the max permitted length. Proper datagrams might be acceptable.</text:p>
      <text:p text:style-name="Standard">“Source not permitted” - datagrams from this source will never be accepted</text:p>
      <text:p text:style-name="Standard">“Datagrams not accepted” - this node will not accept datagrams under any circumstance. A node can also reject the interaction instead of sending Datagram Rejected with this code.</text:p>
      <text:p text:style-name="Standard">“Buffer shortage, resend” - The node wasn't able to receive the datagram because of a shortage of buffers. The sending node should resend at its convenience.</text:p>
      <text:p text:style-name="Standard">“Datagram rejected, out of order” - Should not happen, but an internal inconsistency was found in the CAN frames making up a datagram. Sender can try again if desired.</text:p>
      <text:p text:style-name="Standard"/>
      <text:h text:style-name="Heading_20_1" text:outline-level="1">CAN protocol proposal</text:h>
      <text:p text:style-name="Standard">The datagram protocol on CAN links uses the same structure as the base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p text:style-name="Standard">The sender breaks the datagram content into one or more frames. The source NodeID alias and destination NodeID alias are contained in the header as usual. Two format indicators are used to mark non-final and final frames. The data part of the CAN frame can carry from zero to eight data bytes.</text:p>
      <text:p text:style-name="Standard">If there are more than eight bytes to the datagram, the rest are send as consecutive frames. Because CAN transmission retains frame order between sender and receiver, no order information is added to the frames. The last frame is marked by a “datagram complete” format indicator.</text:p>
      <text:p text:style-name="Standard">The receiving node receives the frames into a buffer. The frames from more than one datagram may arrive in interleaved order, in which case the receiving node can tell them apart using their source NodeID alias and store them in separate buffers. If sufficient buffers are not available, the receiving node rejects the datagram and it will be resent. Once the “datagram complete” indicator is received for a datagram, the node replies to the original source node with a “Datagram Received OK” or “Datagram Rejected” message.</text:p>
      <text:p text:style-name="Standard"><text:soft-page-break/>An interface or gateway onto a CAN link must do the datagram fragmentation and defragmentation locally. Buffer retries may be either done locally by the gateway, or by reflecting the response back to the original sender.</text:p>
      <text:h text:style-name="Heading_20_2" text:outline-level="2">CAN Examples</text:h>
      <text:h text:style-name="Heading_20_3" text:outline-level="3">Normal CAN case</text:h>
      <text:p text:style-name="Standard">Datagram Segment →</text:p>
      <text:p text:style-name="Standard">Datagram Segment →</text:p>
      <text:p text:style-name="Standard">Datagram Segment →</text:p>
      <text:p text:style-name="Standard">Datagram Segment (Complete) →</text:p>
      <text:p text:style-name="Standard"/>
      <text:p text:style-name="Standard">← Datagram Acknowledged</text:p>
      <text:h text:style-name="Heading_20_3" text:outline-level="3">Short CAN datagram case</text:h>
      <text:p text:style-name="Standard">Datagram Segment (Complete) →</text:p>
      <text:p text:style-name="Standard">← Datagram Acknowledged</text:p>
      <text:p text:style-name="Standard"/>
      <text:h text:style-name="Heading_20_3" text:outline-level="3">Rejected short CAN datagram case</text:h>
      <text:p text:style-name="Standard">Even a short datagram can be rejected with a “Temporarily unable to receive” if there's e.g. a shortage of buffers:</text:p>
      <text:p text:style-name="Standard"/>
      <text:p text:style-name="Standard">Datagram Segment (Complete) →</text:p>
      <text:p text:style-name="Standard">← Datagram Rejected, Buffer shortage, Resend</text:p>
      <text:p text:style-name="Standard"/>
      <text:h text:style-name="Heading_20_3" text:outline-level="3">Rejected interleaved CAN datagram case:</text:h>
      <text:p text:style-name="Standard">Accidental interleave, at a node that can't handle that:</text:p>
      <text:p text:style-name="Standard"/>
      <text:p text:style-name="Standard">Datagram Segment from A →</text:p>
      <text:p text:style-name="Standard">Datagram Segment from B →</text:p>
      <text:p text:style-name="Standard">← Datagram Rejected, Buffer shortage, Resend to B</text:p>
      <text:p text:style-name="Standard">Datagram Segment from A →</text:p>
      <text:p text:style-name="Standard">Datagram Segment (Complete) from A-&gt;</text:p>
      <text:p text:style-name="Standard"><text:soft-page-break/>← Datagram Acknowledged to A</text:p>
      <text:p text:style-name="Standard">Datagram Segment from B →</text:p>
      <text:p text:style-name="Standard">Datagram Segment (Complete) from B-&gt;</text:p>
      <text:p text:style-name="Standard">← Datagram Acknowledged to B</text:p>
      <text:h text:style-name="Heading_20_1" text:outline-level="1">Datagram Content</text:h>
      <text:p text:style-name="Standard">There needs to be a method for identifying the content of a general datagram. OpenLCB is meant to be used with both very simple, low-end nodes, and high-end computers with multiple programs. In both those environments, it's inconvenient to have constraints like “the next datagram will carry ….” because there might be more than one thing going on, and it's hard to write code that knows about lots of global state information. It must be possible to interleave e.g. configuration datagrams (messages) with datagrams that are displaying messages. Therefore, most datagrams must carry information about which conversation they are part of. We call that “datagram content identification”.</text:p>
      <text:p text:style-name="Standard">We also want those “datagram content IDs” to be small, unique, unambiguous, easily assigned, etc. To do that, there are two basic approaches:</text:p>
      <text:p text:style-name="Standard">Have a small (one-byte) ID field, and have some central sequential method of assignment. This is small, so doesn't use much space on CAN, but requires central recording of IDs.</text:p>
      <text:p text:style-name="Standard">Use a 6 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p text:style-name="Standard">The plan is to use both. There will be a one-byte field which can be combined with flags on CAN, with certain values to escape to a two-byte field (reserved for future use), and to a six-byte fully-unique field. A separate spreadsheet is accumulating values. (spreadsheet) (pdf)</text:p>
      <text:h text:style-name="Heading_20_1" text:outline-level="1">Numerology</text:h>
      <text:p text:style-name="Standard">This section discusses how big the maximum datagram payload can be. This is a decision that must balance buffer size versus utility of the protocol. Memory is scarce in a small node. Although it's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cause a lot of extra coding work.</text:p>
      <text:p text:style-name="Standard">If one byte is used for the datagram format field,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high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text:soft-page-break/>For external protocols, e.g. support for LocoNet, XpressNet, DCC, etc, it's a great simplification if the datagrams can carry any basic message of the external protocol in a single datagram. Is 64 data bytes then enough? NMRA DCC is up to 5 bytes, including addressing, so it's clearly OK even in a 1st CAN frame. Others?</text:p>
      <text:p text:style-name="Standard">Our notional decision is nine segments, 72 bytes, but developers should code this as a constant to the extent possible.</text:p>
      <text:h text:style-name="Heading_20_1" text:outline-level="1">Extensions</text:h>
      <text:p text:style-name="Standard">In this version of the datagram protocol, there is no provision for multiple recipients of a single message. Transmission is strictly one-to-one. This isn't because of addressing (making them globally visible isn't hard), but rather the need for guaranteed buffering at the receiving node. In the future, we may want to provide one-to-many datagrams.</text:p>
      <text:p text:style-name="Standard">The recipient needs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It's not possible to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gets a "acknowledged" message, because if it gets a "say that again" it needs to still have the content to resend it. The "acknowledged" and "say that again"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h text:style-name="Heading_20_1" text:outline-level="1">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p text:style-name="Standard">Node A creates a datagram for node B in its buffer and starts to send it.</text:p>
      <text:p text:style-name="Standard">Before starting to receive the datagram from A, node B creates a datagram for Node A in its buffer and starts to send it.</text:p>
      <text:p text:style-name="Standard">Both datagrams now need a place to put the incoming datagram, but only have one buffer in this example. They can both send “Datagram rejected; buffer shortage”, but then their peer will just repeat the attempt to send. At least one has to drop the content from its datagram buffer and receive the datagram to avoid deadly embrace. This can also happen in other contexts too, but only when sharing a <text:soft-page-break/>buffer between transmit and reception. It's therefore easiest for an implementation to provide for two buffers if it's likely to send and receive datagrams asynchronously.</text:p>
      <text:p text:style-name="Standard">The datagram protocol allows all nodes to reject a datagram when it's been totally received. CAN and other wire protocols also allow an early rejection to help keep buffers clear. It's not required that CAN implementations use that, though.</text:p>
      <text:p text:style-name="Standard"/>
      <text:h text:style-name="Heading_20_1" text:outline-level="1"> (Still to be merged into above)</text:h>
      <text:p text:style-name="Standard">There's nothing in the Standard <text:span text:style-name="T6">that</text:span> says that CAN frames <text:span text:style-name="T6">have</text:span> to be maximal size. <text:s/>A 9-byte datagram can be frames of 8 and 1, or 1 and 8. <text:s/>This is helpful for handling e.g. buffering and creation of dynamic content in the source node.</text:p>
      <text:p text:style-name="Standard">Overlapping sends to a single node cause problems with error detection (since there's no start bit for the message). Does that need to be more explicit in the Standard?</text:p>
      <text:p text:style-name="Standard">The state machine for assembling datagram frames needs to now when e.g. the lower levels reset, so that it knows to abandon a partially received datagram. <text:s/></text:p>
      <text:p text:style-name="Standard"/>
      <text:p text:style-name="P1"><text:change-end text:change-id="ct528800080"/><text:change text:change-id="ct52791665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pecification<text:tab/>1</text:p>
          <text:p text:style-name="P13"><text:s/>2.1 Introduction<text:tab/>1</text:p>
          <text:p text:style-name="P13"><text:s/>2.2 References and Context<text:tab/>1</text:p>
          <text:p text:style-name="P12"><text:s/>3 Use Cases<text:tab/>1</text:p>
          <text:p text:style-name="P12"><text:s/>4 Discussion<text:tab/>2</text:p>
          <text:p text:style-name="P12"><text:s/>5 Base Protocol Proposal<text:tab/>2</text:p>
          <text:p text:style-name="P12"><text:s/>6 CAN protocol proposal<text:tab/>3</text:p>
          <text:p text:style-name="P13"><text:s/>6.1 CAN Examples<text:tab/>4</text:p>
          <text:p text:style-name="P11"><text:s/>6.1.1 Normal CAN case<text:tab/>4</text:p>
          <text:p text:style-name="P11"><text:s/>6.1.2 Short CAN datagram case<text:tab/>4</text:p>
          <text:p text:style-name="P11"><text:s/>6.1.3 Rejected short CAN datagram case<text:tab/>4</text:p>
          <text:p text:style-name="P11"><text:s/>6.1.4 Rejected interleaved CAN datagram case:<text:tab/>4</text:p>
          <text:p text:style-name="P12"><text:s/>7 Datagram Content<text:tab/>5</text:p>
          <text:p text:style-name="P12"><text:s/>8 Numerology<text:tab/>5</text:p>
          <text:p text:style-name="P12"><text:s/>9 Extensions<text:tab/>6</text:p>
          <text:p text:style-name="P12"><text:s/>10 Implementation Notes<text:tab/>6</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5_20_1" style:display-name="RTF_Num 5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bullet text:level="2" text:style-name="RTF_5f_Num_20_3_20_2" style:num-suffix="."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345224032" text:id="ct345224032">
            <text:deletion>
              <office:change-info>
                <dc:creator>Bob Jacobsen</dc:creator>
                <dc:date>2010-10-08T17:22:00</dc:date>
              </office:change-info>
              <text:p text:style-name="MP1">NMRA Technical Note (number)</text:p>
            </text:deletion>
          </text:changed-region>
          <text:changed-region xml:id="ct345224288" text:id="ct345224288">
            <text:insertion>
              <office:change-info>
                <dc:creator>Bob Jacobsen</dc:creator>
                <dc:date>2010-10-08T17:22:0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345224032"/><text:change-start text:change-id="ct345224288"/>OpenLCB-CAN Datagram Transport Technical Note<text:change-end text:change-id="ct345224288"/></text:p>
      </style:header>
      <style:footer>
        <text:tracked-changes>
          <text:changed-region xml:id="ct345222912" text:id="ct345222912">
            <text:deletion>
              <office:change-info>
                <dc:creator>Bob Jacobsen</dc:creator>
                <dc:date>2010-10-08T17:23:00</dc:date>
              </office:change-info>
              <text:p text:style-name="MP4"><text:span text:style-name="MT2">Title</text:span><text:span text:style-name="MT3"><text:tab/></text:span></text:p>
            </text:deletion>
          </text:changed-region>
          <text:changed-region xml:id="ct345225008" text:id="ct345225008">
            <text:insertion>
              <office:change-info>
                <dc:creator>Bob Jacobsen</dc:creator>
                <dc:date>2011-07-23T20:12:00</dc:date>
              </office:change-info>
            </text:insertion>
          </text:changed-region>
        </text:tracked-changes>
        <text:p text:style-name="MP4"><text:change text:change-id="ct345222912"/><text:change-start text:change-id="ct345225008"/><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45225008"/><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8</text:page-count></text:span></text:span><text:span text:style-name="Page_20_Number"><text:span text:style-name="MT3"> - </text:span></text:span><text:span text:style-name="Page_20_Number"><text:span text:style-name="MT3"><text:date style:data-style-name="N116" text:date-value="2012-02-12T17:23:02.99">2/12/2012</text:date></text:span></text:span></text:p>
      </style:footer>
    </style:master-page>
    <style:master-page style:name="First_20_Page" style:display-name="First Page" style:page-layout-name="Mpm2" style:next-style-name="Standard">
      <style:header>
        <text:tracked-changes>
          <text:changed-region xml:id="ct338281616" text:id="ct338281616">
            <text:deletion>
              <office:change-info>
                <dc:creator>Bob Jacobsen</dc:creator>
                <dc:date>2010-10-07T21:46:00</dc:date>
              </office:change-info>
              <text:p text:style-name="MP7"><text:span text:style-name="MT4">NMRA TECHNICAL NOTES</text:span></text:p>
            </text:deletion>
          </text:changed-region>
          <text:changed-region xml:id="ct338278928" text:id="ct338278928">
            <text:insertion>
              <office:change-info>
                <dc:creator>Bob Jacobsen</dc:creator>
                <dc:date>2010-10-08T17:19:00</dc:date>
              </office:change-info>
            </text:insertion>
          </text:changed-region>
          <text:changed-region xml:id="ct338279024" text:id="ct338279024">
            <text:insertion>
              <office:change-info>
                <dc:creator>Bob Jacobsen</dc:creator>
                <dc:date>2010-10-08T18:19:00</dc:date>
              </office:change-info>
            </text:insertion>
          </text:changed-region>
          <text:changed-region xml:id="ct338279792" text:id="ct338279792">
            <text:deletion>
              <office:change-info>
                <dc:creator>Bob Jacobsen</dc:creator>
                <dc:date>2010-10-08T18:19:00</dc:date>
              </office:change-info>
              <text:p text:style-name="MP7">(title)</text:p>
            </text:deletion>
          </text:changed-region>
          <text:changed-region xml:id="ct338279568" text:id="ct338279568">
            <text:insertion>
              <office:change-info>
                <dc:creator>Bob Jacobsen</dc:creator>
                <dc:date>2010-10-08T18:19:00</dc:date>
              </office:change-info>
            </text:insertion>
          </text:changed-region>
          <text:changed-region xml:id="ct338284976" text:id="ct338284976">
            <text:deletion>
              <office:change-info>
                <dc:creator>Bob Jacobsen</dc:creator>
                <dc:date>2010-10-08T17:19:00</dc:date>
              </office:change-info>
              <text:p text:style-name="MP7">(date)</text:p>
            </text:deletion>
          </text:changed-region>
          <text:changed-region xml:id="ct338285296" text:id="ct338285296">
            <text:insertion>
              <office:change-info>
                <dc:creator>Bob Jacobsen</dc:creator>
                <dc:date>2010-10-14T08:43:00</dc:date>
              </office:change-info>
            </text:insertion>
          </text:changed-region>
          <text:changed-region xml:id="ct338285392" text:id="ct338285392">
            <text:deletion>
              <office:change-info>
                <dc:creator>Bob Jacobsen</dc:creator>
                <dc:date>2010-10-07T21:47:00</dc:date>
              </office:change-info>
              <text:p text:style-name="MP7">(number)</text:p>
            </text:deletion>
          </text:changed-region>
          <text:changed-region xml:id="ct338285520" text:id="ct338285520">
            <text:insertion>
              <office:change-info>
                <dc:creator>Bob Jacobsen</dc:creator>
                <dc:date>2010-10-10T12:15:00</dc:date>
              </office:change-info>
            </text:insertion>
          </text:changed-region>
        </text:tracked-changes>
        <text:p text:style-name="MP5"><draw:custom-shape text:anchor-type="char" draw:z-index="1" draw:name="PowerPlusWaterMarkObject1" draw:style-name="Mgr1" draw:text-style-name="MP3" svg:width="6.5461in" svg:height="2.6185in" draw:transform="skewX (-6.73624118882305E-017) rotate (0.7853981633973) translate (0.00972222222222222in 5.2110892388451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338281616"/><text:change-start text:change-id="ct338278928"/>OpenLCB <text:change-end text:change-id="ct338278928"/><text:change-start text:change-id="ct338279024"/>Technical Note<text:change-end text:change-id="ct338279024"/></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338279792"/><text:change-start text:change-id="ct338279568"/>OpenLCB-CAN Datagram Transport<text:change-end text:change-id="ct338279568"/></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338284976"/><text:change-start text:change-id="ct338285296"/><text:date style:data-style-name="N75" text:date-value="2012-02-12T17:23:02.99">Feb 12, 2012</text:date><text:change-end text:change-id="ct338285296"/></text:p>
            </table:table-cell>
            <table:table-cell table:style-name="Table1.C1" office:value-type="string">
              <text:p text:style-name="MP7"><text:change text:change-id="ct338285392"/><text:change-start text:change-id="ct338285520"/>Preliminary<text:change-end text:change-id="ct338285520"/></text:p>
            </table:table-cell>
          </table:table-row>
        </table:table>
        <text:p text:style-name="Header"/>
      </style:header>
      <style:footer>
        <text:tracked-changes>
          <text:changed-region xml:id="ct338293600" text:id="ct338293600">
            <text:deletion>
              <office:change-info>
                <dc:creator>Bob Jacobsen</dc:creator>
                <dc:date>2011-07-23T20:12:00</dc:date>
              </office:change-info>
              <text:p text:style-name="MP8"><text:span text:style-name="MT5">and A. Shepherd</text:span></text:p>
            </text:deletion>
          </text:changed-region>
          <text:changed-region xml:id="ct338295136" text:id="ct338295136">
            <text:deletion>
              <office:change-info>
                <dc:creator>Bob Jacobsen</dc:creator>
                <dc:date>2010-10-08T17:21:00</dc:date>
              </office:change-info>
              <text:p text:style-name="MP8"><text:span text:style-name="MT5">A. Robinson, </text:span></text:p>
            </text:deletion>
          </text:changed-region>
          <text:changed-region xml:id="ct338295040" text:id="ct338295040">
            <text:deletion>
              <office:change-info>
                <dc:creator>Bob Jacobsen</dc:creator>
                <dc:date>2011-07-23T20:12:00</dc:date>
              </office:change-info>
              <text:p text:style-name="MP8"><text:span text:style-name="MT5">, by J. Day, D. Harris, B. Jacobsen, </text:span></text:p>
            </text:deletion>
          </text:changed-region>
          <text:changed-region xml:id="ct338289920" text:id="ct338289920">
            <text:deletion>
              <office:change-info>
                <dc:creator>Bob Jacobsen</dc:creator>
                <dc:date>2010-10-07T21:47:00</dc:date>
              </office:change-info>
              <text:p text:style-name="MP8"><text:span text:style-name="MT5">90</text:span></text:p>
            </text:deletion>
          </text:changed-region>
          <text:changed-region xml:id="ct338289808" text:id="ct338289808">
            <text:deletion>
              <office:change-info>
                <dc:creator>Bob Jacobsen</dc:creator>
                <dc:date>2011-07-23T20:12:00</dc:date>
              </office:change-info>
              <text:p text:style-name="MP8"><text:span text:style-name="MT5">Copyright 20</text:span></text:p>
            </text:deletion>
          </text:changed-region>
          <text:changed-region xml:id="ct338291856" text:id="ct338291856">
            <text:insertion>
              <office:change-info>
                <dc:creator>Bob Jacobsen</dc:creator>
                <dc:date>2011-07-23T20:12:00</dc:date>
              </office:change-info>
            </text:insertion>
          </text:changed-region>
        </text:tracked-changes>
        <text:p text:style-name="MP8"><text:change text:change-id="ct338293600"/><text:change text:change-id="ct338295136"/><text:change text:change-id="ct338295040"/><text:change text:change-id="ct338289920"/><text:change text:change-id="ct338289808"/><text:change-start text:change-id="ct33829185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38291856"/><text:span text:style-name="MT5"><text:tab/></text:span><text:span text:style-name="MT6">Page </text:span><text:span text:style-name="Page_20_Number"><text:span text:style-name="MT6"><text:page-number text:select-page="current">5</text:page-number></text:span></text:span><text:span text:style-name="Page_20_Number"><text:span text:style-name="MT6"> of </text:span></text:span><text:span text:style-name="Page_20_Number"><text:span text:style-name="MT6"><text:page-count style:num-format="1">8</text:page-count></text:span></text:span><text:span text:style-name="Page_20_Number"><text:span text:style-name="MT6"> - </text:span></text:span><text:span text:style-name="Page_20_Number"><text:span text:style-name="MT6"><text:date style:data-style-name="N116" text:date-value="2012-02-12T17:23:02.99">2/12/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Datagram Transport Technical Note</dc:title>
    <meta:initial-creator>Alex Shepherd</meta:initial-creator>
    <meta:creation-date>2009-01-22T07:11:27</meta:creation-date>
    <meta:editing-cycles>57</meta:editing-cycles>
    <meta:editing-duration>PT12H10M3S</meta:editing-duration>
    <meta:generator>OpenOffice.org/3.3$Unix OpenOffice.org_project/330m20$Build-9567</meta:generator>
    <dc:date>2012-02-12T17:23:03</dc:date>
    <dc:creator>Bob Jacobsen</dc:creator>
    <meta:keyword>OpenLCB-CAN Datagram Transport</meta:keyword>
    <meta:document-statistic meta:table-count="1" meta:image-count="1" meta:object-count="0" meta:page-count="8" meta:paragraph-count="135" meta:word-count="2894" meta:character-count="17283"/>
    <meta:user-defined meta:name="Info 1"/>
    <meta:user-defined meta:name="Info 2"/>
    <meta:user-defined meta:name="Info 3"/>
    <meta:user-defined meta:name="Info 4"/>
  </office:meta>
</office:document-meta>
</file>